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 style:list-style-name="L1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color="#000000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color="#000000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000000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text-properties fo:color="#0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color="#000000"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3">
      <style:text-properties style:text-underline-style="none"/>
    </style:style>
    <style:style style:name="P12" style:family="paragraph" style:parent-style-name="Standard" style:list-style-name="L2"/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000000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eaux sociaux et CMS :</text:p>
      <text:p text:style-name="P1"/>
      <text:p text:style-name="P2">Noté sur des projets</text:p>
      <text:p text:style-name="P2"/>
      <text:p text:style-name="P5">Cours :</text:p>
      <text:p text:style-name="P5"/>
      <text:p text:style-name="P2">Réseau social :</text:p>
      <text:list xml:id="list7455935538579267360" text:style-name="L1">
        <text:list-item>
          <text:list>
            <text:list-item>
              <text:p text:style-name="P3">Plateforme d'échanges</text:p>
            </text:list-item>
            <text:list-item>
              <text:p text:style-name="P3">Partage d'infos</text:p>
            </text:list-item>
            <text:list-item>
              <text:p text:style-name="P3">Création de profils</text:p>
            </text:list-item>
            <text:list-item>
              <text:p text:style-name="P3">Publication</text:p>
            </text:list-item>
            <text:list-item>
              <text:p text:style-name="P3">Consultation</text:p>
            </text:list-item>
            <text:list-item>
              <text:p text:style-name="P3">Médias (texte, image, vidéo...)</text:p>
            </text:list-item>
            <text:list-item>
              <text:p text:style-name="P3">Abonnement</text:p>
            </text:list-item>
            <text:list-item>
              <text:p text:style-name="P3">interconnexion</text:p>
            </text:list-item>
            <text:list-item>
              <text:p text:style-name="P3">Discussion</text:p>
            </text:list-item>
            <text:list-item>
              <text:p text:style-name="P3">Publicité</text:p>
            </text:list-item>
            <text:list-item>
              <text:p text:style-name="P3">Profils, pages, lieux, groupes</text:p>
            </text:list-item>
            <text:list-item>
              <text:p text:style-name="P3">Users</text:p>
            </text:list-item>
          </text:list>
        </text:list-item>
      </text:list>
      <text:p text:style-name="P2"/>
      <text:p text:style-name="P2">WEB 1.0 (1996) → internautes spectateurs du web</text:p>
      <text:p text:style-name="P2">WEB 2.0 (2006)→ internautes acteurs de plus en plus acteurs du web</text:p>
      <text:p text:style-name="P2"/>
      <text:p text:style-name="P4">Quel contexte WEB sommes-nous ?</text:p>
      <text:p text:style-name="P2">SEO(référencement naturel) + SEA(référencement payant) + SMO(référencement média sociaux) = SEM(référencement + positionnement)</text:p>
      <text:p text:style-name="P2"/>
      <text:p text:style-name="P6">##Référencement = être connu (comment)</text:p>
      <text:p text:style-name="P6"/>
      <text:p text:style-name="P8">Quel réseaux sociaux pour quel usage ?</text:p>
      <text:p text:style-name="P7">(mettre tableau qu'il envoie)</text:p>
      <text:p text:style-name="P7"/>
      <text:p text:style-name="P7"/>
      <text:p text:style-name="P8">Edgerank :</text:p>
      <text:p text:style-name="P7"><text:tab/>{ Ae + Pe + Fe }</text:p>
      <text:p text:style-name="P7">A: affinité P : poids F : fraîcheur</text:p>
      <text:p text:style-name="P7"/>
      <text:p text:style-name="P7"/>
      <text:p text:style-name="P7">Page = entité</text:p>
      <text:p text:style-name="P7">Profil = une personne</text:p>
      <text:p text:style-name="P7">Groupe = plusieurs personnes au sein d'un tronc commun</text:p>
      <text:p text:style-name="P7"/>
      <text:p text:style-name="P7"/>
      <text:p text:style-name="P7">Instagram : photos pour mettre en avant l'entreprise, valoriser produits et savoir-faire, crée et animer communauté</text:p>
      <text:p text:style-name="P7"/>
      <text:p text:style-name="P7"/>
      <text:p text:style-name="P7"><text:soft-page-break/><text:span text:style-name="T1">Projet final :</text:span> </text:p>
      <text:list xml:id="list8085344427158902567" text:style-name="L2">
        <text:list-item>
          <text:p text:style-name="P12"><text:span text:style-name="T2">Mettre en place et animé un réseau social professionnel</text:span></text:p>
        </text:list-item>
        <text:list-item>
          <text:p text:style-name="P12"><text:span text:style-name="T2">Le livrable :</text:span></text:p>
          <text:list>
            <text:list-header>
              <text:p text:style-name="P12"><text:span text:style-name="T2">– Le réseau social</text:span></text:p>
              <text:p text:style-name="P12"><text:span text:style-name="T2">– Doc word avec des captures d'écrans... (2 pages min), faire apparaître l'analyse sécuritaire </text:span></text:p>
            </text:list-header>
          </text:list>
        </text:list-item>
      </text:list>
      <text:p text:style-name="Standard"><text:span text:style-name="T2"/></text:p>
      <text:p text:style-name="Standard"><text:span text:style-name="T2"/></text:p>
      <text:p text:style-name="P13"><text:span text:style-name="T3">Créer un site WEB :</text:span></text:p>
      <text:p text:style-name="P9"><text:span text:style-name="T3">CMS = outil de gestion de contenu se basant sur des frameworks</text:span></text:p>
      <text:p text:style-name="P9"><text:span text:style-name="T3"/></text:p>
      <text:p text:style-name="P13"><text:span text:style-name="T3">Trouver hébergeur pour son site :</text:span></text:p>
      <text:p text:style-name="P9"><text:span text:style-name="T3">Utiliser un hébergeur qui facilite l'installation de CMS</text:span></text:p>
      <text:p text:style-name="P9"><text:span text:style-name="T3">Attention aux hébergeurs qui se veulent « gratuit »(ex : wix)</text:span></text:p>
      <text:p text:style-name="P9"><text:span text:style-name="T3">Un service technique performant</text:span></text:p>
      <text:p text:style-name="P9"><text:span text:style-name="T3"/></text:p>
      <text:p text:style-name="P13"><text:span text:style-name="T3">Définir l'arborescence :</text:span></text:p>
      <text:p text:style-name="P9"><text:span text:style-name="T3">#pas fini</text:span></text:p>
      <text:p text:style-name="P9"><text:span text:style-name="T3"/></text:p>
      <text:p text:style-name="P13"><text:span text:style-name="T3">Différents types de contenus :</text:span></text:p>
      <text:list xml:id="list945779015221194832" text:style-name="L3">
        <text:list-item>
          <text:list>
            <text:list-item>
              <text:p text:style-name="P11"><text:span text:style-name="T3">textes</text:span></text:p>
            </text:list-item>
            <text:list-item>
              <text:p text:style-name="P11"><text:span text:style-name="T3">images</text:span></text:p>
            </text:list-item>
            <text:list-item>
              <text:p text:style-name="P11"><text:span text:style-name="T3">vidéos</text:span></text:p>
            </text:list-item>
            <text:list-item>
              <text:p text:style-name="P11"><text:span text:style-name="T3">diapos</text:span></text:p>
            </text:list-item>
          </text:list>
        </text:list-item>
      </text:list>
      <text:p text:style-name="P9"><text:span text:style-name="T3"/></text:p>
      <text:p text:style-name="P13"><text:span text:style-name="T3">Service web donc il faut regarder :</text:span></text:p>
      <text:p text:style-name="P9"><text:span text:style-name="T3">Bande passante</text:span></text:p>
      <text:p text:style-name="P9"><text:span text:style-name="T3">Stockage</text:span></text:p>
      <text:p text:style-name="P9"><text:span text:style-name="T3">Mutualisé ou dédié</text:span></text:p>
      <text:p text:style-name="P9"><text:span text:style-name="T3">CPU / RAM / Loadbalancing</text:span></text:p>
      <text:p text:style-name="P9"><text:span text:style-name="T3">Choix SSD</text:span></text:p>
      <text:p text:style-name="P9"><text:span text:style-name="T3">protocole SSL / TLS</text:span></text:p>
      <text:p text:style-name="P9"><text:span text:style-name="T3">OS, Antivirus, Firewall</text:span></text:p>
      <text:p text:style-name="P9"><text:span text:style-name="T3"/></text:p>
      <text:p text:style-name="P13"><text:span text:style-name="T3">Organiser le contenu :</text:span></text:p>
      <text:p text:style-name="P9"><text:span text:style-name="T3">Qu'est-ce je veux transmettre ?</text:span></text:p>
      <text:p text:style-name="P9"><text:span text:style-name="T3">Comment ?</text:span></text:p>
      <text:p text:style-name="P9"><text:span text:style-name="T3">Pk ?</text:span></text:p>
      <text:p text:style-name="P9"><text:span text:style-name="T3">Rester </text:span></text:p>
      <text:p text:style-name="P9"><text:span text:style-name="T3">#pas fini</text:span></text:p>
      <text:p text:style-name="P9"><text:span text:style-name="T3"/></text:p>
      <text:p text:style-name="P13"><text:span text:style-name="T3">Structurer navigation :</text:span></text:p>
      <text:p text:style-name="P9"><text:span text:style-name="T3">peu de pages</text:span></text:p>
      <text:p text:style-name="P9"><text:span text:style-name="T3">pas de pages « a propos »</text:span></text:p>
      <text:p text:style-name="P9"><text:span text:style-name="T3">Toutes pages accessibles en 3 clics</text:span></text:p>
      <text:p text:style-name="P9"><text:span text:style-name="T3">Menu horizontale ou vertical</text:span></text:p>
      <text:p text:style-name="P9"><text:span text:style-name="T3"/></text:p>
      <text:p text:style-name="P9"><text:span text:style-name="T3"/></text:p>
      <text:p text:style-name="P14"><text:soft-page-break/><text:span text:style-name="T4">2ème projet final à 4 (avec thomas,amélie,elisa) :</text:span></text:p>
      <text:p text:style-name="P10"><text:span text:style-name="T4"><text:tab/>portfolio + CV, sujet technique (thématique), configurer serveur WEB (aspect sécuritaire, gérer droits d'accès...)</text:span></text:p>
      <text:p text:style-name="P10"><text:span text:style-name="T4"/></text:p>
      <text:p text:style-name="P10"><text:span text:style-name="T4"><text:tab/>Livrables : Doc word (rapport technique → exemple fiche de procédure, explications de protocoles, partie sécuritaire)</text:span></text:p>
      <text:p text:style-name="P10"><text:span text:style-name="T4"/></text:p>
      <text:p text:style-name="P10"><text:span text:style-name="T4"><text:tab/>Sujet : Site OM vs OL</text:span></text:p>
      <text:p text:style-name="P10"><text:span text:style-name="T4"/></text:p>
      <text:p text:style-name="P10"><text:span text:style-name="T4"/></text:p>
      <text:p text:style-name="P9"><text:span text:style-name="T3"/></text:p>
      <text:p text:style-name="P9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0-26T13:04:00</meta:creation-date>
    <meta:document-statistic meta:table-count="0" meta:image-count="0" meta:object-count="0" meta:page-count="3" meta:paragraph-count="72" meta:word-count="362" meta:character-count="2121"/>
    <dc:date>2021-10-26T15:57:40</dc:date>
    <dc:creator>Jordan </dc:creator>
    <meta:editing-duration>PT9M3S</meta:editing-duration>
    <meta:editing-cycles>1</meta:editing-cycles>
    <meta:generator>OpenOffice/4.1.7$Unix OpenOffice.org_project/417m1$Build-9800</meta:generator>
  </office:meta>
</office:document-meta>
</file>